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XMLStreamRead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getPrefix(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dedXMLStreamReader.ExtendedXMLStreamReader( XMLStreamRead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XMLStreamReader.nex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NamespaceContext.SimpleNamespaceContext( SimpleNamespaceContext parent , Map &lt; String , String &gt;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NamespaceContext.getPrefixes(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NamespaceContext.Simple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XMLStreamReader.getNamesp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Namespace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XMLStreamRead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NamespaceContext.get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